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pl" fo:country="PL" fo:font-weight="bold" officeooo:rsid="001122ee" officeooo:paragraph-rsid="001122ee" style:font-size-asian="14pt" style:font-weight-asian="bold" style:font-size-complex="14pt" style:font-weight-complex="bold"/>
    </style:style>
    <style:style style:name="P2" style:family="paragraph" style:parent-style-name="Standard">
      <style:text-properties fo:language="pl" fo:country="PL" officeooo:rsid="001122ee" officeooo:paragraph-rsid="001122ee"/>
    </style:style>
    <style:style style:name="P3" style:family="paragraph" style:parent-style-name="Standard">
      <style:text-properties fo:language="pl" fo:country="PL" officeooo:rsid="0012bda7" officeooo:paragraph-rsid="0012bda7"/>
    </style:style>
    <style:style style:name="P4" style:family="paragraph" style:parent-style-name="Standard">
      <style:text-properties fo:language="pl" fo:country="PL" officeooo:rsid="00144a39" officeooo:paragraph-rsid="00144a39"/>
    </style:style>
    <style:style style:name="P5" style:family="paragraph" style:parent-style-name="Standard">
      <style:text-properties fo:language="pl" fo:country="PL" officeooo:rsid="00149e8d" officeooo:paragraph-rsid="00149e8d"/>
    </style:style>
    <style:style style:name="P6" style:family="paragraph" style:parent-style-name="Standard">
      <style:text-properties fo:language="pl" fo:country="PL" officeooo:rsid="0017b400" officeooo:paragraph-rsid="0017b400"/>
    </style:style>
    <style:style style:name="P7" style:family="paragraph" style:parent-style-name="Standard">
      <style:text-properties fo:language="pl" fo:country="PL" officeooo:rsid="00149e8d" officeooo:paragraph-rsid="00144a39" style:font-size-asian="10.5pt"/>
    </style:style>
    <style:style style:name="P8" style:family="paragraph" style:parent-style-name="Standard">
      <style:text-properties fo:language="pl" fo:country="PL" officeooo:rsid="00149e8d" officeooo:paragraph-rsid="00149e8d" style:font-size-asian="10.5pt"/>
    </style:style>
    <style:style style:name="P9" style:family="paragraph" style:parent-style-name="Standard">
      <style:text-properties fo:language="pl" fo:country="PL" officeooo:rsid="0017b400" officeooo:paragraph-rsid="0017b400" style:font-size-asian="10.5pt"/>
    </style:style>
    <style:style style:name="P10" style:family="paragraph" style:parent-style-name="Standard">
      <style:text-properties fo:language="pl" fo:country="PL" officeooo:rsid="00149e8d" officeooo:paragraph-rsid="00149e8d"/>
    </style:style>
    <style:style style:name="T1" style:family="text">
      <style:text-properties style:font-size-asian="10.5pt"/>
    </style:style>
    <style:style style:name="T2" style:family="text">
      <style:text-properties officeooo:rsid="00149e8d" style:font-size-asian="10.5pt"/>
    </style:style>
    <style:style style:name="T3" style:family="text">
      <style:text-properties officeooo:rsid="0014a54a" style:font-size-asian="10.5pt"/>
    </style:style>
    <style:style style:name="T4" style:family="text">
      <style:text-properties officeooo:rsid="0015dc42" style:font-size-asian="10.5pt"/>
    </style:style>
    <style:style style:name="T5" style:family="text">
      <style:text-properties officeooo:rsid="0018ef79" style:font-size-asian="10.5pt"/>
    </style:style>
    <style:style style:name="T6" style:family="text">
      <style:text-properties officeooo:rsid="0014a54a"/>
    </style:style>
    <style:style style:name="T7" style:family="text">
      <style:text-properties officeooo:rsid="0017b4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arol Kulawiec 241281</text:p>
      <text:p text:style-name="P2">SO2 Projekt</text:p>
      <text:p text:style-name="P2"/>
      <text:p text:style-name="P1">Zgłoszenie tematu</text:p>
      <text:p text:style-name="P2"/>
      <text:p text:style-name="P3"><text:span text:style-name="T7">(1) Nazwa</text:span>: Supermarket</text:p>
      <text:p text:style-name="P3"/>
      <text:p text:style-name="P6">(2) Dane studenta: Karol Kulawiec 241281</text:p>
      <text:p text:style-name="P6"/>
      <text:p text:style-name="P6">(3) Opis wątków/zasobów:</text:p>
      <text:p text:style-name="P6"/>
      <text:p text:style-name="P4">Wątki: klienci <text:span text:style-name="T6">(kilkanaście)</text:span>, <text:span text:style-name="T2">pracownicy sklepu </text:span><text:span text:style-name="T3">(kilka)</text:span></text:p>
      <text:p text:style-name="P5"><text:span text:style-name="T1">Zasoby: pieczywo </text:span><text:span text:style-name="T3">(kilkanaście)</text:span><text:span text:style-name="T1">, masło </text:span><text:span text:style-name="T3">(kilka)</text:span><text:span text:style-name="T1">, dżem </text:span><text:span text:style-name="T3">(kilka)</text:span><text:span text:style-name="T1">, wózek </text:span><text:span text:style-name="T3">(kilka)</text:span><text:span text:style-name="T1">, koszyk </text:span><text:span text:style-name="T3">(kilka)</text:span><text:span text:style-name="T1">, kasa </text:span><text:span text:style-name="T3">(kilka), </text:span><text:span text:style-name="T5">magazyn (jeden) </text:span></text:p>
      <text:p text:style-name="P7"/>
      <text:p text:style-name="P6"><text:span text:style-name="T2">(</text:span><text:span text:style-name="T1">4) Krótki opis działania aplikacji:</text:span></text:p>
      <text:p text:style-name="P9"/>
      <text:p text:style-name="P5"><text:span text:style-name="T1">Pracownicy - wyciągają produkty z magazynu, układają je na półkach, obsługują klientów stojących przy kasie oraz odstawiają wózki i koszyki na swoje mie</text:span><text:span text:style-name="T4">j</text:span><text:span text:style-name="T1">sce. </text:span><text:span text:style-name="T3">Pracownicy dopiero po obsłużeniu wszystkich klientów stojących przy kasie mogą od niej odejść. Na raz mogą odstawić wszystkie dostępne wózki lub koszyki, ale nie mogę ich mieszać. </text:span></text:p>
      <text:p text:style-name="P8"/>
      <text:p text:style-name="P8">Klienci – biorą wózek (jeżeli jest dostępny), albo koszyk (jeżeli jest dostępny) albo nic i wchodzą do sklepu. Jeżeli nie mają nic, to kupują jedynie pieczywo, jeżeli mają koszyk, to dodatkowo kupują masło, jeżeli mają wózek, to dodatkowo kupują dżem. Następnie udają się do kasy, gdzie ustawiają się w kolejce. Po dokonaniu zakupów zostawiają (jeżeli posiadają) wózek lub koszyk koło kasy i wychodzą ze sklepu.</text:p>
      <text:p text:style-name="P5"/>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3T09:07:24.911591020</meta:creation-date>
    <dc:date>2020-04-09T11:54:57.549138205</dc:date>
    <meta:editing-duration>PT15M49S</meta:editing-duration>
    <meta:editing-cycles>5</meta:editing-cycles>
    <meta:generator>LibreOffice/6.0.7.3$Linux_X86_64 LibreOffice_project/00m0$Build-3</meta:generator>
    <meta:document-statistic meta:table-count="0" meta:image-count="0" meta:object-count="0" meta:page-count="1" meta:paragraph-count="11" meta:word-count="159" meta:character-count="1097" meta:non-whitespace-character-count="946"/>
  </office:meta>
</office:document-meta>
</file>